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3" style:family="paragraph" style:parent-style-name="Standard">
      <style:paragraph-properties fo:orphans="0" fo:widows="0"/>
      <style:text-properties fo:font-weight="bold" style:font-weight-asian="bold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6">
      <style:paragraph-properties fo:margin-left="1in" fo:margin-right="0in" fo:text-indent="-0.25in" style:auto-text-indent="false"/>
    </style:style>
    <style:style style:name="P15" style:family="paragraph" style:parent-style-name="Standard" style:list-style-name="WWNum1">
      <style:paragraph-properties fo:margin-left="1in" fo:margin-right="0in" fo:text-indent="-0.25in" style:auto-text-indent="false"/>
    </style:style>
    <style:style style:name="P16" style:family="paragraph" style:parent-style-name="Standard" style:master-page-name="Standard">
      <style:paragraph-properties fo:orphans="0" fo:widows="0" style:page-number="1"/>
    </style:style>
    <style:style style:name="P17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/>
    </style:style>
    <style:style style:name="T13" style:family="text">
      <style:text-properties fo:color="#4a86e8" style:text-underline-style="none"/>
    </style:style>
    <style:style style:name="T1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fo:font-size="18pt" fo:font-weight="bold" style:font-size-asian="18pt" style:font-weight-asian="bold" style:font-size-complex="18pt"/>
    </style:style>
    <style:style style:name="T17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26263056" text:id="ct26263056">
          <text:insertion>
            <office:change-info>
              <dc:creator>Katana Steel</dc:creator>
              <dc:date>2019-12-04T08:39:1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LWDW <text:s/>- </text:span><text:span text:style-name="T2">????????? <text:s text:c="2"/></text:span></text:p>
      <text:p text:style-name="P1"><text:span text:style-name="T7">Colour key - </text:span><text:span text:style-name="T8">Venn</text:span><text:span text:style-name="T7"> </text:span><text:span text:style-name="T11">Pedro </text:span><text:span text:style-name="T3">Jill</text:span></text:p>
      <text:p text:style-name="P2"/>
      <text:p text:style-name="P1"><text:span text:style-name="T3">Fe80::2a1d:cb68:e89d:1274</text:span></text:p>
      <text:p text:style-name="P2"/>
      <text:p text:style-name="P1"><text:span text:style-name="T3">fe80::764d:28ff:fe02:d0b7/64</text:span></text:p>
      <text:p text:style-name="P2"/>
      <text:p text:style-name="P1"><text:span text:style-name="T7">The Jill</text:span></text:p>
      <text:p text:style-name="P1"><text:a xlink:type="simple" xlink:href="https://meet.jit.si/jordan9000#config.disableAP=true&amp;config.disableAEC=true&amp;config.disableAGC=true" text:style-name="ListLabel_20_91" text:visited-style-name="ListLabel_20_91"><text:span text:style-name="T14">https://meet.jit.si/jordan9000#config.disableAP=true&amp;config.disableAEC=true&amp;config.disableAGC=true</text:span></text:a><text:span text:style-name="T7">&amp;config.p2p.enabled=false</text:span></text:p>
      <text:p text:style-name="P3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91" text:visited-style-name="ListLabel_20_91"><text:span text:style-name="T14">https://meet.jit.si/pedro9000#config.disableAP=true&amp;config.disableAEC=true&amp;config.disableAGC=true</text:span></text:a><text:span text:style-name="T7">&amp;config.p2p.enabled=false</text:span></text:p>
      <text:p text:style-name="P2"/>
      <text:p text:style-name="P1"><draw:rect text:anchor-type="as-char" style:rel-width="100%" draw:z-index="0" draw:style-name="gr1" draw:text-style-name="P17" svg:width="0.0012in" svg:height="0.0213in"><text:p/></draw:rect></text:p>
      <text:p text:style-name="Standard">News</text:p>
      <text:p text:style-name="Standard">Plugs</text:p>
      <text:p text:style-name="Standard">Pi</text:p>
      <text:p text:style-name="Standard">Feedback</text:p>
      <text:p text:style-name="Standard"><draw:rect text:anchor-type="as-char" style:rel-width="100%" draw:z-index="1" draw:style-name="gr1" draw:text-style-name="P17" svg:width="0.0012in" svg:height="0.0213in"><text:p/></draw:rect></text:p>
      <text:p text:style-name="P1"><text:span text:style-name="T4">Patreons:</text:span><text:span text:style-name="T16"> Post story suggestions </text:span><text:span text:style-name="T17">HAR</text:span><text:span text:style-name="T18">!</text:span></text:p>
      <text:p text:style-name="P1"><text:soft-page-break/></text:p>
      <text:p text:style-name="P1"><text:span text:style-name="T7">1.</text:span><text:change-start text:change-id="ct26263056"/><text:span text:style-name="T7"><office:annotation office:name="__Annotation__39_1046085998"><dc:creator>Katana Steel</dc:creator><dc:date>2019-12-04T20:22:48</dc:date><text:p><text:span text:style-name="T19">https://inkscape.org/release/inkscape-1.0beta2/</text:span></text:p></office:annotation></text:span><text:span text:style-name="T7"><office:annotation office:name="__Annotation__37_1046085998"><dc:creator>Katana Steel</dc:creator><dc:date>2019-12-04T20:20:51</dc:date><text:p><text:span text:style-name="T19">https://wiki.inkscape.org/wiki/index.php/Release_notes/1.0</text:span></text:p></office:annotation></text:span><text:span text:style-name="T7"><office:annotation office:name="__Annotation__35_1046085998"><dc:creator>Venn Stone</dc:creator><dc:date>2019-12-04T18:06:58</dc:date><text:p><text:span text:style-name="T19">Is there a changelog for this critter?</text:span></text:p></office:annotation></text:span><text:span text:style-name="T7">inkscape 1.0 beta2 announced https://mastodon.art/@inkscape/103246793156864124</text:span><text:change-end text:change-id="ct26263056"/><office:annotation-end office:name="__Annotation__35_1046085998"/><office:annotation-end office:name="__Annotation__37_1046085998"/><office:annotation-end office:name="__Annotation__39_1046085998"/></text:p>
      <text:p text:style-name="P1"><text:span text:style-name="T7">2.</text:span></text:p>
      <text:p text:style-name="P1"><text:span text:style-name="T7">3.</text:span></text:p>
      <text:p text:style-name="P1"><text:span text:style-name="T7">4.</text:span></text:p>
      <text:p text:style-name="P1"><text:span text:style-name="T7">5.</text:span></text:p>
      <text:p text:style-name="P1"><draw:rect text:anchor-type="as-char" style:rel-width="100%" draw:z-index="2" draw:style-name="gr1" draw:text-style-name="P17" svg:width="0.0012in" svg:height="0.0213in"><text:p/></draw:rect></text:p>
      <text:p text:style-name="P1"><text:span text:style-name="T7">What we’re up to :</text:span></text:p>
      <text:p text:style-name="P1"><text:span text:style-name="T7">V - DRM nightmare! Networking! </text:span></text:p>
      <text:p text:style-name="P1"><text:span text:style-name="T7">J - My Steve_Husband is home on vacation for most of the month of December, and is probably building a model kit right now! <text:s/>Congratulations again to our very own Mathieu Comandon, creator of Lutris, for being rewarded an Epic Games MegaGrant!!!! <text:s/>We are so proud, and Linux Gaming would not be where it is today without Lutris!</text:span></text:p>
      <text:p text:style-name="P1"><text:span text:style-name="T7">P - </text:span></text:p>
      <text:p text:style-name="Standard"><draw:rect text:anchor-type="as-char" style:rel-width="100%" draw:z-index="3" draw:style-name="gr1" draw:text-style-name="P17" svg:width="0.0012in" svg:height="0.0213in"><text:p/></draw:rect></text:p>
      <text:p text:style-name="Standard">News</text:p>
      <text:p text:style-name="Standard"/>
      <text:p text:style-name="Standard"><text:span text:style-name="T9">Real world review of Librem 5</text:span></text:p>
      <text:p text:style-name="Standard"><text:a xlink:type="simple" xlink:href="https://azdle.net/2019/11/comparing-apples-and-gnomes/" text:style-name="ListLabel_20_92" text:visited-style-name="ListLabel_20_92"><text:span text:style-name="T15">https://azdle.net/2019/11/comparing-apples-and-gnomes/</text:span></text:a></text:p>
      <text:list xml:id="list4203465335" text:style-name="WWNum3">
        <text:list-item>
          <text:p text:style-name="P4"><text:span text:style-name="T5">The Librem 5 first impressions seem to be very positive about the initial "Birch" batch.</text:span></text:p>
        </text:list-item>
        <text:list-item>
          <text:p text:style-name="P4"><text:span text:style-name="T5">Or at least from several other articles I read, that Librem delivered exactly what they stated.</text:span></text:p>
        </text:list-item>
        <text:list-item>
          <text:p text:style-name="P4"><text:span text:style-name="T5">Wow, it is thick! <text:s/>Expected though, because beta.</text:span></text:p>
        </text:list-item>
        <text:list-item>
          <text:p text:style-name="P4"><text:span text:style-name="T12">That is a chonky boy!</text:span></text:p>
        </text:list-item>
        <text:list-item>
          <text:p text:style-name="P4"><text:span text:style-name="T9">You're not going to be able to replace your current smartphone with a Librem 5 as it exists today. </text:span></text:p>
        </text:list-item>
        <text:list-item>
          <text:p text:style-name="P4"><text:soft-page-break/><text:span text:style-name="T9">It’s solidly built, minimum wiggle. </text:span></text:p>
        </text:list-item>
        <text:list-item>
          <text:p text:style-name="P4"><text:span text:style-name="T9">Software is serviceable with the input lag and frame rate seem to be on par with my Nexus 5X running Lineage.</text:span></text:p>
        </text:list-item>
        <text:list-item>
          <text:p text:style-name="P4"><text:span text:style-name="T9">Power management is nonexistent. </text:span></text:p>
        </text:list-item>
        <text:list-item>
          <text:p text:style-name="P4"><text:span text:style-name="T9">You can’t use it to make calls. </text:span></text:p>
        </text:list-item>
        <text:list-item>
          <text:p text:style-name="P4"><text:span text:style-name="T9">Cameras are not working. </text:span></text:p>
        </text:list-item>
        <text:list-item>
          <text:p text:style-name="P4"><text:span text:style-name="T9">At 15.6 mm thick, 150.2 mm tall, and 75.2 mm wide it is, in fact, thicker than a bowl of oatmeal. </text:span></text:p>
        </text:list-item>
        <text:list-item>
          <text:p text:style-name="P4"><text:span text:style-name="T9">It comes with a screen protector. </text:span></text:p>
        </text:list-item>
        <text:list-item>
          <text:p text:style-name="P4"><text:span text:style-name="T9">If you need a mental image of the thickness, it looks like a modern foldable. </text:span></text:p>
        </text:list-item>
      </text:list>
      <text:p text:style-name="Standard"/>
      <text:p text:style-name="Standard"><text:span text:style-name="T11">Kali Windows button </text:span></text:p>
      <text:p text:style-name="Standard"><text:a xlink:type="simple" xlink:href="https://www.bleepingcomputer.com/news/security/kali-linux-adds-undercover-mode-to-impersonate-windows-10/" text:style-name="ListLabel_20_92" text:visited-style-name="ListLabel_20_92"><text:span text:style-name="T15">https://www.bleepingcomputer.com/news/security/kali-linux-adds-undercover-mode-to-impersonate-windows-10/</text:span></text:a></text:p>
      <text:list xml:id="list260609788" text:style-name="WWNum8">
        <text:list-item>
          <text:p text:style-name="P5"><text:span text:style-name="T9">Nothing identifies you as a non-threat like Kali Linux. </text:span></text:p>
        </text:list-item>
        <text:list-item>
          <text:p text:style-name="P5"><text:span text:style-name="T5">Tails looks like WinXP, so why shouldn't the other penetration testing and security focused OS Kali Linux look like a Windows variant to? <text:s/>And a more modern one at that!</text:span></text:p>
        </text:list-item>
        <text:list-item>
          <text:p text:style-name="P5"><text:span text:style-name="T12">Something tells me that package will be available outside of Kali very soon.</text:span></text:p>
        </text:list-item>
        <text:list-item>
          <text:p text:style-name="P5"><text:span text:style-name="T12">If for nothing else than just to help those people who want to put their family members on Linux and don’t want to hear the “This looks different” line.</text:span></text:p>
        </text:list-item>
        <text:list-item>
          <text:p text:style-name="P5"><text:span text:style-name="T9">The best feature of Kali Linux 2019.4? XFCE is the default DM. </text:span></text:p>
        </text:list-item>
        <text:list-item>
          <text:p text:style-name="P5"><text:span text:style-name="T9">And it ships with kernel 5.3.9.</text:span></text:p>
        </text:list-item>
        <text:list-item>
          <text:p text:style-name="P5"><text:span text:style-name="T9">Also, Microsoft gonna sue somebody. </text:span></text:p>
        </text:list-item>
      </text:list>
      <text:p text:style-name="Standard"/>
      <text:p text:style-name="Standard"><text:span text:style-name="T3">Firefox 71.0</text:span></text:p>
      <text:p text:style-name="Standard"><text:a xlink:type="simple" xlink:href="https://www.mozilla.org/en-US/firefox/71.0/releasenotes/" text:style-name="ListLabel_20_92" text:visited-style-name="ListLabel_20_92"><text:span text:style-name="T15">https://www.mozilla.org/en-US/firefox/71.0/releasenotes/</text:span></text:a></text:p>
      <text:list xml:id="list2458782327" text:style-name="WWNum6">
        <text:list-item>
          <text:p text:style-name="P6"><text:soft-page-break/><text:span text:style-name="T5">Firefox 71.0 has been released with some important new features.</text:span></text:p>
        </text:list-item>
        <text:list-item>
          <text:p text:style-name="P6"><text:span text:style-name="T5">One of the biggest updates in Firefox is that there is now native MP3 decoding on Linux, Windows and macOS systems.</text:span></text:p>
        </text:list-item>
        <text:list-item>
          <text:p text:style-name="P6"><text:span text:style-name="T5">The patents on existing MP3 technology have expired!</text:span></text:p>
        </text:list-item>
        <text:list-item>
          <text:p text:style-name="P6"><text:span text:style-name="T5">It has a new kiosk mode aimed at Enterprise users which can be launched with --kiosk flag at the command line.</text:span></text:p>
          <text:list>
            <text:list-item>
              <text:p text:style-name="P14"><text:span text:style-name="T12">That’s a nice touch.</text:span></text:p>
            </text:list-item>
          </text:list>
        </text:list-item>
        <text:list-item>
          <text:p text:style-name="P6"><text:span text:style-name="T5">This will open Firefox in an immersive full screen mode suitable for customer-facing displays.</text:span></text:p>
        </text:list-item>
        <text:list-item>
          <text:p text:style-name="P6"><text:span text:style-name="T9">On behalf of everyone doing video conferencing, can we please have an option to disable that annoy-o-tron? </text:span></text:p>
        </text:list-item>
        <text:list-item>
          <text:p text:style-name="P6"><text:span text:style-name="T9">Also, want me to become a FoxFire zelout? </text:span></text:p>
        </text:list-item>
        <text:list-item>
          <text:p text:style-name="P6"><text:span text:style-name="T9">Add support for Jack audio in the builds, something that the Googs has flat refused to do. <text:s/></text:span></text:p>
        </text:list-item>
      </text:list>
      <text:p text:style-name="Standard"/>
      <text:p text:style-name="Standard"><text:span text:style-name="T9">Farmer OS</text:span></text:p>
      <text:p text:style-name="Standard"><text:a xlink:type="simple" xlink:href="https://civileats.com/2019/12/02/open-source-technology-could-be-a-boon-to-farmers/" text:style-name="ListLabel_20_92" text:visited-style-name="ListLabel_20_92"><text:span text:style-name="T15">https://civileats.com/2019/12/02/open-source-technology-could-be-a-boon-to-farmers/</text:span></text:a></text:p>
      <text:list xml:id="list1972262443" text:style-name="WWNum9">
        <text:list-item>
          <text:p text:style-name="P7"><text:span text:style-name="T5">This is just what the Agricultural Tech sector needs to get away from big farming monopolies and expensive proprietary software and hardware.</text:span></text:p>
        </text:list-item>
        <text:list-item>
          <text:p text:style-name="P7"><text:span text:style-name="T5">I have been noticing all the wonderful farming innovations created because of the Raspberry Pi, and creating FarmOS and unifying them in one place just makes sense.</text:span></text:p>
        </text:list-item>
        <text:list-item>
          <text:p text:style-name="P7"><text:span text:style-name="T12">Farming requires a lot of tools and having access to the schematics and 3D print files for those can help a lot</text:span></text:p>
        </text:list-item>
        <text:list-item>
          <text:p text:style-name="P7"><text:span text:style-name="T12">Not to mention allowing people to develop or even fix their existing tools, is much easier and much cheaper if that information is free and open sauce.</text:span></text:p>
        </text:list-item>
        <text:list-item>
          <text:p text:style-name="P7"><text:span text:style-name="T12">Also, management software can be very expensive so open sauce is great for that too.</text:span></text:p>
        </text:list-item>
      </text:list>
      <text:p text:style-name="Standard"/>
      <text:p text:style-name="Standard"><text:span text:style-name="T11">Automated Linux deployment </text:span></text:p>
      <text:p text:style-name="Standard"><text:a xlink:type="simple" xlink:href="https://github.com/WEEE-Open/cannolo" text:style-name="ListLabel_20_92" text:visited-style-name="ListLabel_20_92"><text:span text:style-name="T15">https://github.com/WEEE-Open/cannolo</text:span></text:a></text:p>
      <text:list xml:id="list3405461270" text:style-name="WWNum7">
        <text:list-item>
          <text:p text:style-name="P8"><text:span text:style-name="T9">When you need to install 7 Linux. </text:span></text:p>
        </text:list-item>
        <text:list-item>
          <text:p text:style-name="P8"><text:soft-page-break/><text:span text:style-name="T12">A sort of Clonezilla without needing to boot from it.</text:span></text:p>
        </text:list-item>
        <text:list-item>
          <text:p text:style-name="P8"><text:span text:style-name="T12">I still prefer Clonezilla’s network boot capabilities for this but if you don’t have or don’t want a dedicated laptop with almost 2 TB worth of HDDs filled with images for your home systems, this is a valid alternative.</text:span></text:p>
        </text:list-item>
        <text:list-item>
          <text:p text:style-name="P8"><text:span text:style-name="T12">If it works as advertised.</text:span></text:p>
        </text:list-item>
      </text:list>
      <text:p text:style-name="Standard"/>
      <text:p text:style-name="Standard"><text:span text:style-name="T9">Mouse inspection </text:span></text:p>
      <text:p text:style-name="Standard"><text:a xlink:type="simple" xlink:href="https://github.com/ondrejbudai/hidviz/" text:style-name="ListLabel_20_92" text:visited-style-name="ListLabel_20_92"><text:span text:style-name="T15">https://github.com/ondrejbudai/hidviz/</text:span></text:a></text:p>
      <text:list xml:id="list2390842114" text:style-name="WWNum5">
        <text:list-item>
          <text:p text:style-name="P9"><text:span text:style-name="T9">Do you need a handy tool for in-depth analysis of USB HID devices communication?</text:span></text:p>
        </text:list-item>
        <text:list-item>
          <text:p text:style-name="P9"><text:span text:style-name="T9">Welp, you are in luck! </text:span></text:p>
        </text:list-item>
        <text:list-item>
          <text:p text:style-name="P9"><text:span text:style-name="T9">Allow me to present Hidviz, a GUI application for in-depth analysis of USB HID class devices. </text:span></text:p>
        </text:list-item>
        <text:list-item>
          <text:p text:style-name="P9"><text:span text:style-name="T12">Would be nice if it also allowed flipping of firmware switches that it finds but I suppose the viz bit in the name stands for visibility.</text:span></text:p>
        </text:list-item>
        <text:list-item>
          <text:p text:style-name="P9"><text:span text:style-name="T5">Not only mice, keyboards, joysticks and gamepads can be analyzed, but all USB devices, like more unusual HID devices such as thermometers, blood pressure monitors, and weather stations.</text:span></text:p>
        </text:list-item>
        <text:list-item>
          <text:p text:style-name="P9"><text:span text:style-name="T5">And remember that reverse engineered USB driver for the VGA to USB device we talked about two weeks ago? <text:s/>HidViz is made for that!</text:span></text:p>
        </text:list-item>
      </text:list>
      <text:p text:style-name="Standard"/>
      <text:p text:style-name="Standard"><text:span text:style-name="T11">Replacing Window 7 </text:span></text:p>
      <text:p text:style-name="Standard"><text:a xlink:type="simple" xlink:href="https://vivaldi.com/pl/blog/replace-windows-7-with-linux/" text:style-name="ListLabel_20_92" text:visited-style-name="ListLabel_20_92"><text:span text:style-name="T15">https://vivaldi.com/pl/blog/replace-windows-7-with-linux/</text:span></text:a></text:p>
      <text:list xml:id="list1020464254" text:style-name="WWNum2">
        <text:list-item>
          <text:p text:style-name="P10"><text:span text:style-name="T5">Great article Vivaldi from one of my favorite web browsers that I am using for my show notes right now!</text:span></text:p>
        </text:list-item>
        <text:list-item>
          <text:p text:style-name="P10"><text:span text:style-name="T5">This is going on my list of articles to have my students read who are moving over to Linux :-D</text:span></text:p>
        </text:list-item>
        <text:list-item>
          <text:p text:style-name="P10"><text:span text:style-name="T9">Learn how to use Linux, not a distro. </text:span></text:p>
        </text:list-item>
        <text:list-item>
          <text:p text:style-name="P10"><text:span text:style-name="T12">Honestly, this is a good suggestion.</text:span></text:p>
        </text:list-item>
        <text:list-item>
          <text:p text:style-name="P10"><text:span text:style-name="T12">Most people will end up either going with W10 or just move to working on other devices.</text:span></text:p>
        </text:list-item>
        <text:list-item>
          <text:p text:style-name="P10"><text:span text:style-name="T12">But this specific suggestion from Vivaldi is not bad at all!</text:span></text:p>
        </text:list-item>
        <text:list-item>
          <text:p text:style-name="P10"><text:soft-page-break/><text:span text:style-name="T9">Let’s be honest, the type of person still running Windows 7 is not the type who would be able to install any OS. </text:span></text:p>
        </text:list-item>
      </text:list>
      <text:p text:style-name="Standard"/>
      <text:p text:style-name="Standard"><text:span text:style-name="T3">Remember Darwin?</text:span></text:p>
      <text:p text:style-name="Standard"><text:a xlink:type="simple" xlink:href="https://www.jamieweb.net/blog/a-look-at-puredarwin/" text:style-name="ListLabel_20_92" text:visited-style-name="ListLabel_20_92"><text:span text:style-name="T15">https://www.jamieweb.net/blog/a-look-at-puredarwin/</text:span></text:a></text:p>
      <text:list xml:id="list121761849" text:style-name="WWNum4">
        <text:list-item>
          <text:p text:style-name="P11"><text:span text:style-name="T5">PureDarwin is a community project to make Darwin, the open source operating system developed by Apple Inc. that macOS is built upon, more usable by providing bootable ISOs and documentation.</text:span></text:p>
        </text:list-item>
        <text:list-item>
          <text:p text:style-name="P11"><text:span text:style-name="T5">The closed source elements of macOS, including the Cocoa framework and Aqua GUI are not included.</text:span></text:p>
        </text:list-item>
        <text:list-item>
          <text:p text:style-name="P11"><text:span text:style-name="T5">So the classic Window Maker user interface is included instead, which is based off the NeXTSTEP window manager after Apple purchased NeXT in 1998.</text:span></text:p>
        </text:list-item>
        <text:list-item>
          <text:p text:style-name="P11"><text:span text:style-name="T5">I still have PureDarwin Xmas running in a virtual machine on one of my machines when I played with it in 2008.</text:span></text:p>
        </text:list-item>
        <text:list-item>
          <text:p text:style-name="P11"><text:span text:style-name="T5">The latest PureDarwin 17.4 Beta doesn't feature a full GUI or display server, but has better driver support than Xmas, and can be booted in VirtualBox for testing.</text:span></text:p>
        </text:list-item>
        <text:list-item>
          <text:p text:style-name="P11"><text:span text:style-name="T5">Since Window Maker is still my all time favorite X window manager and I live the NeXTSTEP, OpenStep and GNUstep lifestyle, it's a thing!</text:span></text:p>
        </text:list-item>
      </text:list>
      <text:p text:style-name="Standard"/>
      <text:p text:style-name="Standard"><text:span text:style-name="T3">Rampant consumerism</text:span> </text:p>
      <text:p text:style-name="Standard"><text:a xlink:type="simple" xlink:href="https://www.zdnet.com/article/best-linux-gifts/" text:style-name="ListLabel_20_92" text:visited-style-name="ListLabel_20_92"><text:span text:style-name="T15">https://www.zdnet.com/article/best-linux-gifts/</text:span></text:a></text:p>
      <text:list xml:id="list2090204693" text:style-name="WWNum1">
        <text:list-item>
          <text:p text:style-name="P12"><text:span text:style-name="T5">Here is a nice list of the best Linux gifts to buy in 2019 from Steven Vaughan-Nichols.</text:span></text:p>
        </text:list-item>
        <text:list-item>
          <text:p text:style-name="P12"><text:span text:style-name="T5">A few of these we talked about last year here on LWDW.</text:span></text:p>
        </text:list-item>
        <text:list-item>
          <text:p text:style-name="P12"><text:span text:style-name="T5">The link for my Linux stuffed Tux from ZaReason has moved:</text:span></text:p>
          <text:list>
            <text:list-item>
              <text:p text:style-name="P15"><text:a xlink:type="simple" xlink:href="http://zareason.com/Stuffed-Tux.html" text:style-name="ListLabel_20_92" text:visited-style-name="ListLabel_20_92"><text:span text:style-name="T15">http://zareason.com/Stuffed-Tux.html</text:span></text:a></text:p>
            </text:list-item>
          </text:list>
        </text:list-item>
        <text:list-item>
          <text:p text:style-name="P12"><text:span text:style-name="T5">You can gift your friend or family member a pass to one of the many upcoming Linux conferences, like SCaLE or LFNW :-D</text:span></text:p>
        </text:list-item>
        <text:list-item>
          <text:p text:style-name="P12"><text:span text:style-name="T5">And there, they can get tons of free Linux swag, including t-shirts, stickers, hats, flash drives, mugs, speakers, Tux plushies and other goodies. <text:s/>There is a ton of SCaLE swag behind me!</text:span></text:p>
        </text:list-item>
        <text:list-item>
          <text:p text:style-name="P12"><text:span text:style-name="T9">Speaking of gifts! </text:span></text:p>
        </text:list-item>
      </text:list>
      <text:p text:style-name="Standard"><draw:rect text:anchor-type="as-char" style:rel-width="100%" draw:z-index="4" draw:style-name="gr1" draw:text-style-name="P17" svg:width="0.0012in" svg:height="0.0213in"><text:p/></draw:rect></text:p>
      <text:p text:style-name="Standard"><text:soft-page-break/>Plugs</text:p>
      <text:p text:style-name="Standard">Nova (new patreon)</text:p>
      <text:p text:style-name="Standard">New Patreon video for hum / ground loop removal </text:p>
      <text:p text:style-name="Standard">2019 Hail Santa <text:a xlink:type="simple" xlink:href="https://teespring.com/stores/linuxgamecast" text:style-name="ListLabel_20_92" text:visited-style-name="ListLabel_20_92"><text:span text:style-name="T15">https://teespring.com/stores/linuxgamecast</text:span></text:a></text:p>
      <text:p text:style-name="Standard"/>
      <text:p text:style-name="Standard">-- I interviewed Nova from SCaLE 17x: <text:s/><text:a xlink:type="simple" xlink:href="https://linuxgamecast.com/2019/06/lwdw-176-4-geebees/" text:style-name="ListLabel_20_92" text:visited-style-name="ListLabel_20_92"><text:span text:style-name="T15">https://linuxgamecast.com/2019/06/lwdw-176-4-geebees/</text:span></text:a></text:p>
      <text:p text:style-name="Standard"><draw:rect text:anchor-type="as-char" style:rel-width="100%" draw:z-index="5" draw:style-name="gr1" draw:text-style-name="P17" svg:width="0.0012in" svg:height="0.0213in"><text:p/></draw:rect></text:p>
      <text:p text:style-name="Standard">Slice of Pi</text:p>
      <text:p text:style-name="Standard">Jukeberry Pi (Gronkdalonka)</text:p>
      <text:p text:style-name="Standard"><text:a xlink:type="simple" xlink:href="https://github.com/MiczFlor/RPi-Jukebox-RFID" text:style-name="ListLabel_20_92" text:visited-style-name="ListLabel_20_92"><text:span text:style-name="T15">https://github.com/MiczFlor/RPi-Jukebox-RFID</text:span></text:a></text:p>
      <text:list xml:id="list177790513" text:style-name="WWNum10">
        <text:list-item>
          <text:p text:style-name="P13"><text:span text:style-name="T12">Dedicated sound card and everything.</text:span></text:p>
        </text:list-item>
        <text:list-item>
          <text:p text:style-name="P13"><text:span text:style-name="T5">The community around the Phoniebox is so active and fun!</text:span></text:p>
        </text:list-item>
        <text:list-item>
          <text:p text:style-name="P13"><text:span text:style-name="T5">I love the yearly calendar they produce and the fun creative builds people have done to create their own Phonieboxs.</text:span></text:p>
        </text:list-item>
      </text:list>
      <text:p text:style-name="Standard"><draw:rect text:anchor-type="as-char" style:rel-width="100%" draw:z-index="6" draw:style-name="gr1" draw:text-style-name="P17" svg:width="0.0012in" svg:height="0.0213in"><text:p/></draw:rect></text:p>
      <text:p text:style-name="Standard">Feedback</text:p>
      <text:p text:style-name="Standard"/>
      <text:p text:style-name="Standard">Wayland</text:p>
      <text:p text:style-name="Standard"><text:a xlink:type="simple" xlink:href="https://linuxgamecast.com/bradley/?TBm8saA" text:style-name="ListLabel_20_92" text:visited-style-name="ListLabel_20_92"><text:span text:style-name="T15">https://linuxgamecast.com/bradley/?TBm8saA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2" style:display-name="ListLabel 92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26" meta:word-count="1283" meta:character-count="7864" meta:non-whitespace-character-count="6727"/>
    <meta:generator>LibreOfficeDev/6.0.5.2$Linux_X86_64 LibreOffice_project/</meta:generator>
  </office:meta>
</office:document-meta>
</file>